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70C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Month</text:p>
          </table:table-cell>
          <table:table-cell office:value-type="string" table:style-name="ce2">
            <text:p>Topic &amp; 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Due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17" table:style-name="ce6">
            <text:p>August</text:p>
          </table:table-cell>
          <table:table-cell office:value-type="string" table:style-name="ce1">
            <text:p>Content for Design Studio Instagram</text:p>
          </table:table-cell>
          <table:table-cell office:value-type="date" office:date-value="2020-08-06T00:00:00" table:number-columns-spanned="1" table:number-rows-spanned="5" table:style-name="ce5">
            <text:p>06/08/2020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Publish Facebook Post (QL) - B/w 1 to 3 pm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Pinterest - Mystic Garden Board (10-15 pins)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Pinterest - Bedroom Board (10-15 pins)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Instagram commentings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Facebook Posts for the coming week (QL)</text:p>
          </table:table-cell>
          <table:table-cell office:value-type="date" office:date-value="2020-08-07T00:00:00" table:number-columns-spanned="1" table:number-rows-spanned="5" table:style-name="ce4">
            <text:p>07/08/2020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Pinterest - Mystic Garden Board (10-15 pins)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Pinterest - Bedroom Board (10-15 pins)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Instagram commentings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Publish Facebook Post (QL) - B/w 1 to 3 pm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table:number-columns-repeated="16383" table:style-name="ce1"/>
        </table:table-row>
        <table:table-row table:style-name="ro2">
          <table:covered-table-cell/>
          <table:table-cell office:value-type="string" table:style-name="ce1">
            <text:p>Schedule Facebook Posts for the coming week</text:p>
          </table:table-cell>
          <table:table-cell office:value-type="date" office:date-value="2020-08-09T00:00:00" table:number-columns-spanned="1" table:number-rows-spanned="5" table:style-name="ce4">
            <text:p>09/08/2020</text:p>
          </table:table-cell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Pinterest - Mystic Garden Board (10-15 pins)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Pinterest - Bedroom Board (10-15 pins)</text:p>
          </table:table-cell>
          <table:covered-table-cell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1">
            <text:p>Instagram commentings</text:p>
          </table:table-cell>
          <table:covered-table-cell/>
          <table:table-cell table:number-columns-repeated="16381"/>
        </table:table-row>
        <table:table-row table:style-name="ro2">
          <table:covered-table-cell/>
          <table:table-cell office:value-type="string" table:style-name="ce1">
            <text:p>Publish Facebook Post (QL) - B/w 1 to 3 pm</text:p>
          </table:table-cell>
          <table:covered-table-cell/>
          <table:table-cell table:number-columns-repeated="16381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SimiPC</meta:initial-creator>
    <dc:creator>SimiPC</dc:creator>
    <meta:creation-date>2020-08-06T04:51:42Z</meta:creation-date>
    <dc:date>2020-08-06T05:06:45Z</dc:date>
  </office:meta>
</office:document-meta>
</file>